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3000002A478E8C875.png" manifest:media-type="image/png"/>
  <manifest:file-entry manifest:full-path="Pictures/10000001000001CA000000930D8DF90D.png" manifest:media-type="image/png"/>
  <manifest:file-entry manifest:full-path="Pictures/1000000100000227000001B9FDE804B7.png" manifest:media-type="image/png"/>
  <manifest:file-entry manifest:full-path="Pictures/10000001000001E00000011C5786E13E.png" manifest:media-type="image/png"/>
  <manifest:file-entry manifest:full-path="Pictures/100000010000019200000112FBE8A0C7.png" manifest:media-type="image/png"/>
  <manifest:file-entry manifest:full-path="Pictures/10000001000001A300000091F2460EEA.png" manifest:media-type="image/png"/>
  <manifest:file-entry manifest:full-path="Pictures/10000001000002260000015257F554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1352e" officeooo:paragraph-rsid="0001352e" style:font-size-asian="11pt" style:font-size-complex="11pt"/>
    </style:style>
    <style:style style:name="P2" style:family="paragraph" style:parent-style-name="Standard">
      <style:text-properties fo:font-size="11pt" officeooo:rsid="000150d9" officeooo:paragraph-rsid="000150d9" style:font-size-asian="11pt" style:font-size-complex="11pt"/>
    </style:style>
    <style:style style:name="P3" style:family="paragraph" style:parent-style-name="Standard">
      <style:text-properties fo:font-size="11pt" officeooo:rsid="00027836" officeooo:paragraph-rsid="00027836" style:font-size-asian="11pt" style:font-size-complex="11pt"/>
    </style:style>
    <style:style style:name="P4" style:family="paragraph" style:parent-style-name="Standard">
      <style:text-properties fo:font-size="11pt" officeooo:rsid="0004403a" officeooo:paragraph-rsid="0004403a" style:font-size-asian="11pt" style:font-size-complex="11pt"/>
    </style:style>
    <style:style style:name="P5" style:family="paragraph" style:parent-style-name="Standard">
      <style:text-properties fo:font-size="11pt" officeooo:rsid="0001352e" officeooo:paragraph-rsid="0001352e" fo:background-color="#81d41a" style:font-size-asian="11pt" style:font-size-complex="11pt"/>
    </style:style>
    <style:style style:name="P6" style:family="paragraph" style:parent-style-name="Standard">
      <style:paragraph-properties fo:break-before="page"/>
      <style:text-properties fo:font-size="11pt" officeooo:rsid="0001352e" officeooo:paragraph-rsid="0014e4e5" fo:background-color="#81d41a" style:font-size-asian="11pt" style:font-size-complex="11pt"/>
    </style:style>
    <style:style style:name="P7" style:family="paragraph" style:parent-style-name="Standard">
      <style:text-properties fo:font-size="11pt" officeooo:rsid="0004403a" officeooo:paragraph-rsid="0004403a" fo:background-color="#81d41a" style:font-size-asian="11pt" style:font-size-complex="11pt"/>
    </style:style>
    <style:style style:name="P8" style:family="paragraph" style:parent-style-name="Standard">
      <style:text-properties fo:font-size="11pt" fo:font-weight="bold" officeooo:rsid="0004403a" officeooo:paragraph-rsid="0004403a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05f1d8" officeooo:paragraph-rsid="0005f1d8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06c2cb" officeooo:paragraph-rsid="0006c2cb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normal" officeooo:rsid="0004403a" officeooo:paragraph-rsid="0004403a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style="normal" fo:font-weight="bold" officeooo:rsid="000b7689" officeooo:paragraph-rsid="000b7689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fo:font-size="11pt" fo:font-style="normal" fo:font-weight="bold" officeooo:rsid="000d6cf0" officeooo:paragraph-rsid="000d6cf0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fo:font-size="11pt" fo:font-style="normal" fo:font-weight="bold" officeooo:rsid="000eeb24" officeooo:paragraph-rsid="000eeb24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fo:font-size="11pt" fo:font-style="normal" fo:font-weight="normal" officeooo:rsid="000ff396" officeooo:paragraph-rsid="000ff396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font-size="11pt" fo:font-style="normal" fo:font-weight="normal" officeooo:rsid="0011d9b9" officeooo:paragraph-rsid="0011d9b9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font-size="11pt" fo:font-style="normal" fo:font-weight="normal" officeooo:rsid="000b7689" officeooo:paragraph-rsid="000b7689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font-size="11pt" fo:font-style="normal" fo:font-weight="normal" officeooo:rsid="0018990c" officeooo:paragraph-rsid="0018990c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font-size="11pt" fo:font-style="normal" fo:font-weight="normal" officeooo:rsid="0018990c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fo:font-weight="normal" officeooo:rsid="001a89c1" officeooo:paragraph-rsid="001a89c1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fo:font-weight="normal" officeooo:rsid="001a89c1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fo:font-weight="normal" officeooo:rsid="001d44e3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fo:font-weight="normal" officeooo:rsid="001d44e3" officeooo:paragraph-rsid="001e8efe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11pt" fo:font-style="normal" fo:font-weight="normal" officeooo:rsid="002135aa" officeooo:paragraph-rsid="002135a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fo:font-size="11pt" fo:font-style="normal" fo:font-weight="normal" officeooo:rsid="0022bd16" officeooo:paragraph-rsid="0022bd16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font-size="11pt" fo:font-style="normal" fo:font-weight="normal" officeooo:rsid="00252983" officeooo:paragraph-rsid="00252983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fo:font-size="11pt" fo:font-style="normal" fo:font-weight="normal" officeooo:rsid="00286796" officeooo:paragraph-rsid="00286796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fo:font-size="11pt" fo:font-style="normal" fo:font-weight="normal" officeooo:rsid="0028a15a" officeooo:paragraph-rsid="0028a15a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fo:font-size="11pt" fo:font-style="normal" fo:font-weight="normal" officeooo:rsid="000e3fc2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fo:font-size="11pt" fo:font-style="normal" style:text-underline-style="none" fo:font-weight="normal" officeooo:rsid="002e076e" officeooo:paragraph-rsid="002e076e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text-properties fo:font-size="11pt" fo:font-style="normal" style:text-underline-style="none" fo:font-weight="normal" officeooo:rsid="002e2bf9" officeooo:paragraph-rsid="002e2bf9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fo:font-size="11pt" fo:font-style="normal" style:text-underline-style="none" fo:font-weight="normal" officeooo:rsid="00320bf7" officeooo:paragraph-rsid="00320bf7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text-properties fo:font-size="11pt" fo:font-style="normal" style:text-underline-style="none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fo:font-size="11pt" fo:font-style="normal" style:text-underline-style="none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fo:font-size="11pt" fo:font-style="normal" style:text-underline-style="none" fo:font-weight="normal" officeooo:rsid="002f9616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text-properties fo:font-size="11pt" fo:font-style="normal" style:text-underline-style="none" fo:font-weight="normal" officeooo:rsid="00338a3f" officeooo:paragraph-rsid="00338a3f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text-properties fo:font-size="11pt" fo:font-style="normal" style:text-underline-style="none" fo:font-weight="normal" officeooo:rsid="0034ed2e" officeooo:paragraph-rsid="0034ed2e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text-properties fo:font-size="11pt" fo:font-style="normal" style:text-underline-style="none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text-properties fo:font-size="11pt" fo:font-style="normal" style:text-underline-style="none" fo:font-weight="normal" officeooo:rsid="0036a577" officeooo:paragraph-rsid="0036a577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text-properties fo:font-size="11pt" fo:font-style="normal" style:text-underline-style="none" fo:font-weight="normal" officeooo:rsid="00371119" officeooo:paragraph-rsid="00371119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text-properties fo:font-size="11pt" fo:font-style="normal" style:text-underline-style="none" fo:font-weight="normal" officeooo:rsid="00387842" officeooo:paragraph-rsid="00387842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text-properties fo:font-size="11pt" fo:font-style="normal" style:text-underline-style="none" fo:font-weight="normal" officeooo:rsid="0039fd2f" officeooo:paragraph-rsid="0039fd2f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text-properties fo:font-size="11pt" fo:font-style="normal" style:text-underline-style="none" fo:font-weight="normal" officeooo:rsid="003ac0c3" officeooo:paragraph-rsid="003ac0c3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text-properties fo:font-size="11pt" fo:font-style="normal" style:text-underline-style="none" fo:font-weight="normal" officeooo:rsid="003cbff0" officeooo:paragraph-rsid="003cbff0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text-properties fo:font-size="11pt" fo:font-style="normal" style:text-underline-style="none" fo:font-weight="bold" officeooo:rsid="00320bf7" officeooo:paragraph-rsid="00320bf7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text-properties fo:font-size="11pt" fo:font-style="normal" style:text-underline-style="none" fo:font-weight="bold" officeooo:rsid="002f9616" officeooo:paragraph-rsid="002f9616" style:font-size-asian="11pt" style:font-style-asian="normal" style:font-weight-asian="bold" style:font-size-complex="11pt" style:font-style-complex="normal" style:font-weight-complex="bold"/>
    </style:style>
    <style:style style:name="P51" style:family="paragraph" style:parent-style-name="Standard">
      <style:text-properties fo:font-size="11pt" fo:font-style="normal" style:text-underline-style="none" fo:font-weight="bold" officeooo:rsid="0034ed2e" officeooo:paragraph-rsid="0034ed2e" style:font-size-asian="11pt" style:font-style-asian="normal" style:font-weight-asian="bold" style:font-size-complex="11pt" style:font-style-complex="normal" style:font-weight-complex="bold"/>
    </style:style>
    <style:style style:name="P52" style:family="paragraph" style:parent-style-name="Standard">
      <style:text-properties fo:font-size="11pt" fo:font-style="normal" style:text-underline-style="none" fo:font-weight="bold" officeooo:rsid="0036a577" officeooo:paragraph-rsid="0036a577" style:font-size-asian="11pt" style:font-style-asian="normal" style:font-weight-asian="bold" style:font-size-complex="11pt" style:font-style-complex="normal" style:font-weight-complex="bold"/>
    </style:style>
    <style:style style:name="P53" style:family="paragraph" style:parent-style-name="Standard"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4" style:family="paragraph" style:parent-style-name="Standard">
      <style:paragraph-properties fo:break-before="pag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6" style:family="paragraph" style:parent-style-name="Standard">
      <style:text-properties fo:font-size="11pt" fo:font-style="normal" style:text-underline-style="none" fo:font-weight="bold" officeooo:rsid="00387842" officeooo:paragraph-rsid="00387842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Standard">
      <style:text-properties fo:font-size="11pt" fo:font-style="normal" style:text-underline-style="none" fo:font-weight="bold" officeooo:rsid="0039fd2f" officeooo:paragraph-rsid="0039fd2f" style:font-size-asian="11pt" style:font-style-asian="normal" style:font-weight-asian="bold" style:font-size-complex="11pt" style:font-style-complex="normal" style:font-weight-complex="bold"/>
    </style:style>
    <style:style style:name="P58" style:family="paragraph" style:parent-style-name="Standard">
      <style:text-properties fo:font-size="11pt" fo:font-style="normal" style:text-underline-style="none" fo:font-weight="bold" officeooo:rsid="003ac0c3" officeooo:paragraph-rsid="003ac0c3" style:font-size-asian="11pt" style:font-style-asian="normal" style:font-weight-asian="bold" style:font-size-complex="11pt" style:font-style-complex="normal" style:font-weight-complex="bold"/>
    </style:style>
    <style:style style:name="P59" style:family="paragraph" style:parent-style-name="Standard">
      <style:text-properties fo:font-size="11pt" fo:font-style="normal" style:text-underline-style="none" fo:font-weight="bold" officeooo:rsid="003cbff0" officeooo:paragraph-rsid="003cbff0" style:font-size-asian="11pt" style:font-style-asian="normal" style:font-weight-asian="bold" style:font-size-complex="11pt" style:font-style-complex="normal" style:font-weight-complex="bold"/>
    </style:style>
    <style:style style:name="P60" style:family="paragraph" style:parent-style-name="Standard">
      <style:text-properties fo:font-size="11pt" style:text-underline-style="none" fo:font-weight="bold" officeooo:rsid="00099971" officeooo:paragraph-rsid="00099971" style:font-size-asian="11pt" style:font-weight-asian="bold" style:font-size-complex="11pt" style:font-weight-complex="bold"/>
    </style:style>
    <style:style style:name="P61" style:family="paragraph" style:parent-style-name="Standard"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text-properties fo:color="#000000" loext:opacity="100%" fo:font-size="11pt" fo:font-style="normal" style:text-underline-style="none" fo:font-weight="normal" officeooo:rsid="0039fd2f" officeooo:paragraph-rsid="0039fd2f" fo:background-color="#ff8000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9fd2f" officeooo:paragraph-rsid="003e9f23" fo:background-color="#ff8000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text-properties fo:color="#000000" loext:opacity="100%" fo:font-size="11pt" fo:font-style="normal" style:text-underline-style="none" fo:font-weight="normal" officeooo:rsid="003e9f23" officeooo:paragraph-rsid="003e9f2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text-properties fo:color="#000000" loext:opacity="100%" fo:font-size="11pt" fo:font-style="normal" style:text-underline-style="none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text-properties fo:color="#000000" loext:opacity="100%" fo:font-size="11pt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#81d41a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text-properties fo:color="#000000" loext:opacity="100%" fo:font-size="11pt" fo:font-style="normal" style:text-underline-style="none" fo:font-weight="bold" officeooo:rsid="003e9f23" officeooo:paragraph-rsid="003e9f23" fo:background-color="transparent" style:font-size-asian="11pt" style:font-style-asian="normal" style:font-weight-asian="bold" style:font-size-complex="11pt" style:font-style-complex="normal" style:font-weight-complex="bold"/>
    </style:style>
    <style:style style:name="P71" style:family="paragraph" style:parent-style-name="Standard">
      <style:text-properties fo:color="#000000" loext:opacity="100%" fo:font-size="11pt" fo:font-style="normal" style:text-underline-style="solid" style:text-underline-width="auto" style:text-underline-color="font-color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2db22" officeooo:paragraph-rsid="0042db2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41ffd" officeooo:paragraph-rsid="00441ff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a49f1" officeooo:paragraph-rsid="004a49f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4c694" officeooo:paragraph-rsid="0054c6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511ec" officeooo:paragraph-rsid="005511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7881f" officeooo:paragraph-rsid="0057881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e823b" officeooo:paragraph-rsid="004e823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f427d" officeooo:paragraph-rsid="004f427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31abc" officeooo:paragraph-rsid="00531ab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65f0c" officeooo:paragraph-rsid="00565f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88143" officeooo:paragraph-rsid="0058814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d583e" officeooo:paragraph-rsid="005d5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ef8f2" officeooo:paragraph-rsid="005ef8f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4728c" officeooo:paragraph-rsid="0064fe8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60cb9" officeooo:paragraph-rsid="00660cb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c2353" officeooo:paragraph-rsid="006c235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d905b" officeooo:paragraph-rsid="006d905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e143c" officeooo:paragraph-rsid="006e143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f490b" officeooo:paragraph-rsid="006f49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862fc" officeooo:paragraph-rsid="004862fc" fo:background-color="#81d41a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a61bd" officeooo:paragraph-rsid="005a61bd" fo:background-color="#81d41a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2db22" officeooo:paragraph-rsid="0042db22" fo:background-color="transparent" style:font-size-asian="11pt" style:font-style-asian="normal" style:font-weight-asian="bold" style:font-size-complex="11pt" style:font-style-complex="normal" style:font-weight-complex="bold"/>
    </style:style>
    <style:style style:name="P9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41ffd" officeooo:paragraph-rsid="00441ffd" fo:background-color="transparent" style:font-size-asian="11pt" style:font-style-asian="normal" style:font-weight-asian="bold" style:font-size-complex="11pt" style:font-style-complex="normal" style:font-weight-complex="bold"/>
    </style:style>
    <style:style style:name="P9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a49f1" officeooo:paragraph-rsid="004a49f1" fo:background-color="transparent" style:font-size-asian="11pt" style:font-style-asian="normal" style:font-weight-asian="bold" style:font-size-complex="11pt" style:font-style-complex="normal" style:font-weight-complex="bold"/>
    </style:style>
    <style:style style:name="P9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c64ce" officeooo:paragraph-rsid="004c64ce" fo:background-color="transparent" style:font-size-asian="11pt" style:font-style-asian="normal" style:font-weight-asian="bold" style:font-size-complex="11pt" style:font-style-complex="normal" style:font-weight-complex="bold"/>
    </style:style>
    <style:style style:name="P9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e823b" officeooo:paragraph-rsid="004e823b" fo:background-color="transparent" style:font-size-asian="11pt" style:font-style-asian="normal" style:font-weight-asian="bold" style:font-size-complex="11pt" style:font-style-complex="normal" style:font-weight-complex="bold"/>
    </style:style>
    <style:style style:name="P9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f427d" officeooo:paragraph-rsid="004f427d" fo:background-color="transparent" style:font-size-asian="11pt" style:font-style-asian="normal" style:font-weight-asian="bold" style:font-size-complex="11pt" style:font-style-complex="normal" style:font-weight-complex="bold"/>
    </style:style>
    <style:style style:name="P10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11b65" officeooo:paragraph-rsid="00511b65" fo:background-color="transparent" style:font-size-asian="11pt" style:font-style-asian="normal" style:font-weight-asian="bold" style:font-size-complex="11pt" style:font-style-complex="normal" style:font-weight-complex="bold"/>
    </style:style>
    <style:style style:name="P10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31abc" officeooo:paragraph-rsid="00531abc" fo:background-color="transparent" style:font-size-asian="11pt" style:font-style-asian="normal" style:font-weight-asian="bold" style:font-size-complex="11pt" style:font-style-complex="normal" style:font-weight-complex="bold"/>
    </style:style>
    <style:style style:name="P10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4c694" officeooo:paragraph-rsid="0054c694" fo:background-color="transparent" style:font-size-asian="11pt" style:font-style-asian="normal" style:font-weight-asian="bold" style:font-size-complex="11pt" style:font-style-complex="normal" style:font-weight-complex="bold"/>
    </style:style>
    <style:style style:name="P10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511ec" officeooo:paragraph-rsid="005511ec" fo:background-color="transparent" style:font-size-asian="11pt" style:font-style-asian="normal" style:font-weight-asian="bold" style:font-size-complex="11pt" style:font-style-complex="normal" style:font-weight-complex="bold"/>
    </style:style>
    <style:style style:name="P10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65f0c" officeooo:paragraph-rsid="00565f0c" fo:background-color="transparent" style:font-size-asian="11pt" style:font-style-asian="normal" style:font-weight-asian="bold" style:font-size-complex="11pt" style:font-style-complex="normal" style:font-weight-complex="bold"/>
    </style:style>
    <style:style style:name="P10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7881f" officeooo:paragraph-rsid="0057881f" fo:background-color="transparent" style:font-size-asian="11pt" style:font-style-asian="normal" style:font-weight-asian="bold" style:font-size-complex="11pt" style:font-style-complex="normal" style:font-weight-complex="bold"/>
    </style:style>
    <style:style style:name="P10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88143" officeooo:paragraph-rsid="00588143" fo:background-color="transparent" style:font-size-asian="11pt" style:font-style-asian="normal" style:font-weight-asian="bold" style:font-size-complex="11pt" style:font-style-complex="normal" style:font-weight-complex="bold"/>
    </style:style>
    <style:style style:name="P10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6f490b" officeooo:paragraph-rsid="006f490b" fo:background-color="transparent" style:font-size-asian="11pt" style:font-style-asian="normal" style:font-weight-asian="bold" style:font-size-complex="11pt" style:font-style-complex="normal" style:font-weight-complex="bold"/>
    </style:style>
    <style:style style:name="P10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c64ce" officeooo:paragraph-rsid="004c64ce" fo:background-color="#ff8000" style:font-size-asian="11pt" style:font-style-asian="normal" style:font-weight-asian="bold" style:font-size-complex="11pt" style:font-style-complex="normal" style:font-weight-complex="bold"/>
    </style:style>
    <style:style style:name="P109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4c64ce" officeooo:paragraph-rsid="00531abc" fo:background-color="#ff8000" style:font-size-asian="11pt" style:font-style-asian="normal" style:font-weight-asian="bold" style:font-size-complex="11pt" style:font-style-complex="normal" style:font-weight-complex="bold"/>
    </style:style>
    <style:style style:name="P110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4c64ce" officeooo:paragraph-rsid="00565f0c" fo:background-color="#ff8000" style:font-size-asian="11pt" style:font-style-asian="normal" style:font-weight-asian="bold" style:font-size-complex="11pt" style:font-style-complex="normal" style:font-weight-complex="bold"/>
    </style:style>
    <style:style style:name="P111" style:family="paragraph" style:parent-style-name="Standard">
      <style:text-properties fo:color="#000000" loext:opacity="100%" fo:font-size="11pt" fo:language="en" fo:country="US" fo:font-style="normal" style:text-underline-style="solid" style:text-underline-width="auto" style:text-underline-color="font-color" fo:font-weight="normal" officeooo:rsid="0054c694" officeooo:paragraph-rsid="0054c6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>
      <style:text-properties fo:color="#000000" loext:opacity="100%" fo:font-size="11pt" fo:language="en" fo:country="US" fo:font-style="normal" style:text-underline-style="solid" style:text-underline-width="auto" style:text-underline-color="font-color" fo:font-weight="normal" officeooo:rsid="00660cb9" officeooo:paragraph-rsid="00660cb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f490b" officeooo:paragraph-rsid="006f49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1a774" officeooo:paragraph-rsid="0071a77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543ba" officeooo:paragraph-rsid="007543b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72bfa" officeooo:paragraph-rsid="00772bf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9c8ae" officeooo:paragraph-rsid="0079c8a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9d14c" officeooo:paragraph-rsid="0079d14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6fe5d2" officeooo:paragraph-rsid="006fe5d2" fo:background-color="#81d41a" style:font-size-asian="11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>
      <style:text-properties fo:color="#c9211e" loext:opacity="100%" fo:font-size="11pt" fo:language="en" fo:country="US" fo:font-style="normal" style:text-underline-style="none" fo:font-weight="bold" officeooo:rsid="0079c8ae" officeooo:paragraph-rsid="0079c8ae" fo:background-color="transparent" style:font-size-asian="11pt" style:font-style-asian="normal" style:font-weight-asian="bold" style:font-size-complex="11pt" style:font-style-complex="normal" style:font-weight-complex="bold"/>
    </style:style>
    <style:style style:name="P121" style:family="paragraph" style:parent-style-name="Standard">
      <style:text-properties fo:color="#c9211e" loext:opacity="100%" fo:font-size="16pt" fo:language="en" fo:country="US" fo:font-style="normal" style:text-underline-style="none" fo:font-weight="bold" officeooo:rsid="0079c8ae" officeooo:paragraph-rsid="0079c8ae" fo:background-color="transparent" style:font-size-asian="16pt" style:font-style-asian="normal" style:font-weight-asian="bold" style:font-size-complex="16pt" style:font-style-complex="normal" style:font-weight-complex="bold"/>
    </style:style>
    <style:style style:name="P122" style:family="paragraph" style:parent-style-name="Standard">
      <style:paragraph-properties fo:break-before="page"/>
      <style:text-properties fo:color="#c9211e" loext:opacity="100%" fo:font-size="16pt" fo:language="en" fo:country="US" fo:font-style="normal" style:text-underline-style="none" fo:font-weight="bold" officeooo:rsid="0079c8ae" officeooo:paragraph-rsid="0079c8ae" fo:background-color="transparent" style:font-size-asian="16pt" style:font-style-asian="normal" style:font-weight-asian="bold" style:font-size-complex="16pt" style:font-style-complex="normal" style:font-weight-complex="bold"/>
    </style:style>
    <style:style style:name="P123" style:family="paragraph">
      <style:paragraph-properties fo:text-align="center"/>
    </style:style>
    <style:style style:name="P124" style:family="paragraph">
      <loext:graphic-properties draw:fill="solid" draw:fill-color="#2a60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4ecc" style:font-weight-asian="normal" style:font-weight-complex="normal"/>
    </style:style>
    <style:style style:name="T4" style:family="text">
      <style:text-properties fo:font-weight="normal" officeooo:rsid="0008a352" style:font-weight-asian="normal" style:font-weight-complex="normal"/>
    </style:style>
    <style:style style:name="T5" style:family="text">
      <style:text-properties fo:font-weight="normal" officeooo:rsid="000d6cf0" style:font-weight-asian="normal" style:font-weight-complex="normal"/>
    </style:style>
    <style:style style:name="T6" style:family="text">
      <style:text-properties fo:font-weight="normal" officeooo:rsid="000e3fc2" style:font-weight-asian="normal" style:font-weight-complex="normal"/>
    </style:style>
    <style:style style:name="T7" style:family="text">
      <style:text-properties fo:font-weight="normal" officeooo:rsid="004d4556" style:font-weight-asian="normal" style:font-weight-complex="normal"/>
    </style:style>
    <style:style style:name="T8" style:family="text">
      <style:text-properties fo:font-weight="normal" officeooo:rsid="005234d1" style:font-weight-asian="normal" style:font-weight-complex="normal"/>
    </style:style>
    <style:style style:name="T9" style:family="text">
      <style:text-properties fo:font-weight="normal" officeooo:rsid="00531abc" style:font-weight-asian="normal" style:font-weight-complex="normal"/>
    </style:style>
    <style:style style:name="T10" style:family="text">
      <style:text-properties fo:font-weight="normal" officeooo:rsid="00565f0c" style:font-weight-asian="normal" style:font-weight-complex="normal"/>
    </style:style>
    <style:style style:name="T11" style:family="text">
      <style:text-properties fo:font-weight="normal" fo:background-color="#ff6d6d" loext:char-shading-value="0" style:font-weight-asian="normal" style:font-weight-complex="normal"/>
    </style:style>
    <style:style style:name="T12" style:family="text">
      <style:text-properties officeooo:rsid="00026fa6"/>
    </style:style>
    <style:style style:name="T13" style:family="text">
      <style:text-properties officeooo:rsid="00032a0a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officeooo:rsid="002f9616" style:font-style-asian="italic" style:font-style-complex="italic"/>
    </style:style>
    <style:style style:name="T1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officeooo:rsid="000a856a"/>
    </style:style>
    <style:style style:name="T19" style:family="text">
      <style:text-properties officeooo:rsid="0014e4e5"/>
    </style:style>
    <style:style style:name="T20" style:family="text">
      <style:text-properties officeooo:rsid="001b4c23"/>
    </style:style>
    <style:style style:name="T21" style:family="text">
      <style:text-properties officeooo:rsid="001d44e3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1d44e3"/>
    </style:style>
    <style:style style:name="T24" style:family="text">
      <style:text-properties officeooo:rsid="001e8efe"/>
    </style:style>
    <style:style style:name="T25" style:family="text">
      <style:text-properties officeooo:rsid="00204f93"/>
    </style:style>
    <style:style style:name="T26" style:family="text">
      <style:text-properties officeooo:rsid="0024ab29"/>
    </style:style>
    <style:style style:name="T27" style:family="text">
      <style:text-properties officeooo:rsid="0026d350"/>
    </style:style>
    <style:style style:name="T28" style:family="text">
      <style:text-properties officeooo:rsid="0028a15a"/>
    </style:style>
    <style:style style:name="T29" style:family="text">
      <style:text-properties style:text-underline-style="none"/>
    </style:style>
    <style:style style:name="T30" style:family="text">
      <style:text-properties officeooo:rsid="00338a3f"/>
    </style:style>
    <style:style style:name="T31" style:family="text">
      <style:text-properties officeooo:rsid="0036a577"/>
    </style:style>
    <style:style style:name="T32" style:family="text">
      <style:text-properties officeooo:rsid="003e9f23"/>
    </style:style>
    <style:style style:name="T33" style:family="text">
      <style:text-properties officeooo:rsid="004191b2"/>
    </style:style>
    <style:style style:name="T34" style:family="text">
      <style:text-properties officeooo:rsid="00550c8f"/>
    </style:style>
    <style:style style:name="T35" style:family="text">
      <style:text-properties officeooo:rsid="0064fe8f"/>
    </style:style>
    <style:style style:name="T36" style:family="text">
      <style:text-properties officeooo:rsid="00696aa4"/>
    </style:style>
    <style:style style:name="T37" style:family="text">
      <style:text-properties officeooo:rsid="006a058e"/>
    </style:style>
    <style:style style:name="T38" style:family="text">
      <style:text-properties officeooo:rsid="0077eb9f"/>
    </style:style>
    <style:style style:name="T39" style:family="text">
      <style:text-properties fo:font-size="11pt" style:font-size-asian="10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.0409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marker-start-width="0.139in" draw:marker-end-width="0.139in" draw:fill="solid" draw:fill-color="#2a6099" fo:min-height="0.693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6.08.24 Introduction</text:p>
      <text:p text:style-name="P1"/>
      <text:p text:style-name="P1">mandatory assigment and 1 mandatory task before <text:span text:style-name="T1">oral</text:span> exam</text:p>
      <text:p text:style-name="P1"/>
      <text:p text:style-name="P1">8-12 questions on the exam, given in November</text:p>
      <text:p text:style-name="P1">one of them would be choosen randomly on the exam, <text:span text:style-name="T1">no preparation</text:span><text:span text:style-name="T2"> time during exam</text:span></text:p>
      <text:p text:style-name="P1">they correlate with topics taken during classes, <text:span text:style-name="T12">timetable is given</text:span></text:p>
      <text:p text:style-name="P1"/>
      <text:p text:style-name="P1">extra exercises for each topic on the course page</text:p>
      <text:p text:style-name="P2"><text:span text:style-name="T12">webpage: </text:span>brightspace.<text:span text:style-name="T13">au.dk</text:span></text:p>
      <text:p text:style-name="P2"/>
      <text:p text:style-name="P3">why this course?</text:p>
      <text:p text:style-name="P3">-Hacker, everyone can do that with youtube, just coding</text:p>
      <text:p text:style-name="P3">-Developer, got best practices but doesn’t understand what’s beneathe</text:p>
      <text:p text:style-name="P3">-Engeeneer, got best practices and understands them, can implement and find a stolution</text:p>
      <text:p text:style-name="P3"/>
      <text:p text:style-name="P7">O<text:span text:style-name="T18">OP</text:span>s Object-Oriented programing</text:p>
      <text:p text:style-name="P4"/>
      <text:p text:style-name="P8">Encapsulation</text:p>
      <text:p text:style-name="P4">Variables, Methods, Class</text:p>
      <text:p text:style-name="P4">private lists</text:p>
      <text:p text:style-name="P4">public setters, have to take care of vunurabilities (like minus speed)</text:p>
      <text:p text:style-name="P4"/>
      <text:p text:style-name="P8">Abstraction</text:p>
      <text:p text:style-name="P11"/>
      <text:p text:style-name="P9"/>
      <text:p text:style-name="P9">Inheritance</text:p>
      <text:p text:style-name="P9"><text:span text:style-name="T2">basic </text:span><text:span text:style-name="T3">(how to </text:span><text:span text:style-name="T4">code</text:span><text:span text:style-name="T3"> it)</text:span><text:span text:style-name="T2">: not to repeat code; to change the whole set things</text:span></text:p>
      <text:p text:style-name="P10"><text:span text:style-name="T2"/></text:p>
      <text:p text:style-name="P10"><text:span text:style-name="T2">actual use: we can think of </text:span><text:span text:style-name="T14">Mammal</text:span><text:span text:style-name="T2"> as an </text:span><text:span text:style-name="T14">Animal</text:span></text:p>
      <text:p text:style-name="P60"><text:span text:style-name="T17">we can use it for the </text:span><text:span text:style-name="T16">generalization</text:span></text:p>
      <text:p text:style-name="P12"><text:span text:style-name="T2"/></text:p>
      <text:p text:style-name="P12"><text:span text:style-name="T2">everywhere an object, that is a</text:span><text:span text:style-name="T5"> </text:span><text:span text:style-name="T2">parent, exists, an inheritance c</text:span><text:span text:style-name="T5">ould be used instead</text:span></text:p>
      <text:p text:style-name="P17">ex: we used an Animal, we could also use a Mammal</text:p>
      <text:p text:style-name="P12"><text:span text:style-name="T2"/></text:p>
      <text:p text:style-name="P13"><text:span text:style-name="T11">homework</text:span><text:span text:style-name="T2">: Inheritance – A </text:span><text:span text:style-name="T6">Q</text:span><text:span text:style-name="T2">uiz </text:span><text:span text:style-name="T6">(can send for feedback but don’t have to)</text:span></text:p>
      <text:p text:style-name="P19">see:</text:p>
      <text:p text:style-name="P29">bird.cs</text:p>
      <text:p text:style-name="P13"><draw:frame text:anchor-type="paragraph" draw:z-index="0" draw:name="Text Frame 1" draw:style-name="gr2" draw:text-style-name="P124" svg:width="0.6941in" svg:height="0.6941in" svg:x="0.0626in" svg:y="0.1563in"><draw:text-box><text:p>Animal</text:p><text:p/></draw:text-box></draw:frame><draw:frame text:anchor-type="paragraph" draw:z-index="1" draw:name="Text Frame 2" draw:style-name="gr2" draw:text-style-name="P124" svg:width="0.6941in" svg:height="0.6941in" svg:x="1.1126in" svg:y="0.1563in"><draw:text-box><text:p>Client</text:p></draw:text-box></draw:frame><draw:frame text:anchor-type="paragraph" draw:z-index="2" draw:name="Text Frame 3" draw:style-name="gr2" draw:text-style-name="P124" svg:width="0.6941in" svg:height="0.6941in" svg:x="2.1626in" svg:y="0.1563in"><draw:text-box><text:p>IAnimal</text:p><text:p><text:span text:style-name="T39">(Interface)</text:span></text:p></draw:text-box></draw:frame><text:span text:style-name="T6"/></text:p>
      <text:p text:style-name="P13"><text:span text:style-name="T6"/></text:p>
      <text:p text:style-name="P13"><draw:line text:anchor-type="paragraph" draw:z-index="3" draw:name="Horizontal line 1" draw:style-name="gr1" draw:text-style-name="P123" svg:x1="0.7563in" svg:y1="0.1465in" svg:x2="1.1126in" svg:y2="0.1465in"><text:p/></draw:line><draw:line text:anchor-type="paragraph" draw:z-index="5" draw:name="Line 2" draw:style-name="gr1" draw:text-style-name="P123" svg:x1="2.1283in" svg:y1="0.1575in" svg:x2="1.8063in" svg:y2="0.152in"><text:p/></draw:line><text:span text:style-name="T6"/></text:p>
      <text:p text:style-name="P13"><draw:line text:anchor-type="paragraph" draw:z-index="4" draw:name="Line 1" draw:style-name="gr1" draw:text-style-name="P123" svg:x1="1.1126in" svg:y1="0.1209in" svg:x2="0.7563in" svg:y2="0.1327in"><text:p/></draw:line><text:span text:style-name="T6"/></text:p>
      <text:p text:style-name="P13"><text:span text:style-name="T6"/></text:p>
      <text:p text:style-name="P13"><text:span text:style-name="T6"/></text:p>
      <text:p text:style-name="P14"/>
      <text:p text:style-name="P14">Polymorphism<text:span text:style-name="T30">­</text:span></text:p>
      <text:p text:style-name="P15">Polumorph – many forms </text:p>
      <text:p text:style-name="P16"/>
      <text:p text:style-name="P16">one unit can behave in different ways</text:p>
      <text:p text:style-name="P16">ex: units in strategy game can defend and attack</text:p>
      <text:p text:style-name="P16"/>
      <text:p text:style-name="P18"/>
      <text:p text:style-name="P18"/>
      <text:p text:style-name="P18"/>
      <text:p text:style-name="P6">26.08.24 <text:span text:style-name="T19">Extreme programming</text:span></text:p>
      <text:p text:style-name="P21">release <text:span text:style-name="T23">day by day</text:span> and deliver something that customer needs </text:p>
      <text:p text:style-name="P20">find errors and mistakes <text:span text:style-name="T20">constantly (with tests) -</text:span><text:span text:style-name="T21"> Small releases</text:span></text:p>
      <text:p text:style-name="P20"/>
      <text:p text:style-name="P22">5 <text:span text:style-name="T1">values</text:span>:</text:p>
      <text:p text:style-name="P23">communication – <text:span text:style-name="T24">colleagues + customers</text:span></text:p>
      <text:p text:style-name="P23">simplicity</text:p>
      <text:p text:style-name="P23">feedback – <text:span text:style-name="T24">from system (test often), customer, team</text:span></text:p>
      <text:p text:style-name="P23">courage – <text:span text:style-name="T24">speak the truth, </text:span><text:span text:style-name="T25">seek answers</text:span></text:p>
      <text:p text:style-name="P23">respect – <text:span text:style-name="T24">team and project</text:span></text:p>
      <text:p text:style-name="P22"/>
      <text:p text:style-name="P24">abstract <text:span text:style-name="T1">principles</text:span> – based on the values</text:p>
      <text:p text:style-name="P24"/>
      <text:p text:style-name="P24"><text:span text:style-name="T1">practices</text:span>:</text:p>
      <text:p text:style-name="P25">pair <text:span text:style-name="T26">(</text:span>of people<text:span text:style-name="T26">)</text:span> programming – <text:span text:style-name="T26">proven scientifically, better quality</text:span></text:p>
      <text:p text:style-name="P26">user stories – <text:span text:style-name="T27">edge cases, strong description about what user can do</text:span></text:p>
      <text:p text:style-name="P27">weekly cycle</text:p>
      <text:p text:style-name="P27"/>
      <text:p text:style-name="P27"><text:span text:style-name="T1">rules</text:span> – devided into <text:span text:style-name="T28">5 </text:span>categories:</text:p>
      <text:p text:style-name="P28"><text:span text:style-name="T22">managing</text:span>:</text:p>
      <text:p text:style-name="P28">sit together, better quality and description</text:p>
      <text:p text:style-name="P28">move people, better and wider knowledge about application</text:p>
      <text:p text:style-name="P30">planning<text:span text:style-name="T29">:</text:span></text:p>
      <text:p text:style-name="P37">user stories – change and release faster</text:p>
      <text:p text:style-name="P30">designing<text:span text:style-name="T29">:</text:span></text:p>
      <text:p text:style-name="P37">Clas-responsibility-collaboration (CRC) cards – create a class and write on a small peace of paper what that <text:tab/><text:tab/><text:tab/><text:tab/><text:tab/><text:tab/>class does</text:p>
      <text:p text:style-name="P30"><text:span text:style-name="T29">spike solutions – </text:span><text:span text:style-name="T15">later on the course</text:span></text:p>
      <text:p text:style-name="P37">refactor – changing code without changing the behaviour</text:p>
      <text:p text:style-name="P32">coding</text:p>
      <text:p text:style-name="P38">talk to the team and to customers</text:p>
      <text:p text:style-name="P32">testing</text:p>
      <text:p text:style-name="P34">all code – you won’t remember what to test</text:p>
      <text:p text:style-name="P35">prove bug by unit test, then fix</text:p>
      <text:p text:style-name="P32"><text:span text:style-name="T29"/></text:p>
      <text:p text:style-name="P32"><text:span text:style-name="T29"/></text:p>
      <text:p text:style-name="P50">New XP Project</text:p>
      <text:p text:style-name="P39">user stories 1-3 weeks</text:p>
      <text:p text:style-name="P31"><text:span text:style-name="T29">spike solutions – </text:span><text:span text:style-name="T15">later on the course</text:span></text:p>
      <text:p text:style-name="P39">release planning with whole team</text:p>
      <text:p text:style-name="P39">begin iterative development ...</text:p>
      <text:p text:style-name="P49">Existing project</text:p>
      <text:p text:style-name="P36">what slows down, fix this</text:p>
      <text:p text:style-name="P36">many bugs -&gt; automated acceptance tests</text:p>
      <text:p text:style-name="P36">requirement specification -&gt; start with user stories</text:p>
      <text:p text:style-name="P36"/>
      <text:p text:style-name="P61"/>
      <text:p text:style-name="P62">2_Principles_and_patterns</text:p>
      <text:p text:style-name="P40">firstly good, then design rots and code is unreadable</text:p>
      <text:p text:style-name="P41">redesign might be wanted</text:p>
      <text:p text:style-name="P55">Architecture and Dependencies</text:p>
      <text:p text:style-name="P51">Symptoms of Rotting Design</text:p>
      <text:p text:style-name="P33">1. Rigidity</text:p>
      <text:p text:style-name="P42">software is difficult to change, changes take more time than expected (2 days -&gt; few weeks)</text:p>
      <text:p text:style-name="P33">2. Fragility</text:p>
      <text:p text:style-name="P42">similar to 1. software breakes in many places when changed unexpected</text:p>
      <text:p text:style-name="P42">impossible to maintain, every fix makes it worse</text:p>
      <text:p text:style-name="P42">managers lost control of their software</text:p>
      <text:p text:style-name="P33">3. Viscosity</text:p>
      <text:p text:style-name="P42">two forms: viscosity of the design and viscosity of the enviroment</text:p>
      <text:p text:style-name="P42">facing change -&gt; more than one way to make this change happen</text:p>
      <text:p text:style-name="P42">some preserve the design, some do not (hacks)</text:p>
      <text:p text:style-name="P42">when hacks are easier to employ than design preserving methods -&gt; the viscosity is high</text:p>
      <text:p text:style-name="P42">(easy to do the wrong thing, hard to do the right thing)</text:p>
      <text:p text:style-name="P42"/>
      <text:p text:style-name="P42">viscosity of enviroment</text:p>
      <text:p text:style-name="P42">slow and inefficient enviroment =&gt; <text:span text:style-name="T31">ex. Slow compliation</text:span></text:p>
      <text:p text:style-name="P43">people will try to find another, dirty way to do this and not preserve the design</text:p>
      <text:p text:style-name="P43"/>
      <text:p text:style-name="P52">Changing requirements</text:p>
      <text:p text:style-name="P43">requirements neet do be changed quickly, and people might not be familiar with the OG design philosophy</text:p>
      <text:p text:style-name="P43">change works, but violates the original design</text:p>
      <text:p text:style-name="P43">small changes accumulate</text:p>
      <text:p text:style-name="P42"/>
      <text:p text:style-name="P43">if designs are falling, because of changing requirements it is our fault</text:p>
      <text:p text:style-name="P43"/>
      <text:p text:style-name="P52">Dependency management</text:p>
      <text:p text:style-name="P43">four symptomps above are directly/indirectly caused by wrong dependencies between modules of the software</text:p>
      <text:p text:style-name="P43">dependency architecture is degrading -&gt; the ability of the software to be maintaned fades</text:p>
      <text:p text:style-name="P43">dependencies between modules must be managed by creating <text:span text:style-name="T22">dependency firewalls</text:span></text:p>
      <text:p text:style-name="P44"><text:span text:style-name="T22">OOD</text:span> (Object Oriented Design) – how to build firewalls</text:p>
      <text:p text:style-name="P44"/>
      <text:p text:style-name="P55">Principles sof Object Oriented Class Design</text:p>
      <text:p text:style-name="P53"/>
      <text:p text:style-name="P53">The Open Closed<text:span text:style-name="T2"> </text:span>Principle (OCP)</text:p>
      <text:p text:style-name="P44">most important!!</text:p>
      <text:p text:style-name="P44">change what modules do without changing the source code of the modules</text:p>
      <text:p text:style-name="P44">(extend without requiring them to be modified)</text:p>
      <text:p text:style-name="P44"/>
      <text:p text:style-name="P53"/>
      <text:p text:style-name="P54">Dynamic Polymorphism</text:p>
      <text:p text:style-name="P44"><draw:frame draw:style-name="fr3" draw:name="Image1" text:anchor-type="char" svg:x="0.078in" svg:y="0.1673in" svg:width="3.5193in" svg:height="2.1634in" draw:z-index="6"><draw:image xlink:href="Pictures/10000001000002260000015257F55445.png" xlink:type="simple" xlink:show="embed" xlink:actuate="onLoad" draw:mime-type="image/png"/></draw:frame></text:p>
      <text:p text:style-name="P44"/>
      <text:p text:style-name="P44">LogOn function depends only upon the Modem Interface. Other Modems will not change LogOn function. This model can be extended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6">Static Polymorphism</text:p>
      <text:p text:style-name="P45">template</text:p>
      <text:p text:style-name="P45"/>
      <text:p text:style-name="P56">Architectural Goals of the OCP</text:p>
      <text:p text:style-name="P45">create modules that can be extended without being changed</text:p>
      <text:p text:style-name="P45">new features to the existing code</text:p>
      <text:p text:style-name="P45"/>
      <text:p text:style-name="P45">OCP cannot be fully achieved, but can improve the structure</text:p>
      <text:p text:style-name="P56"/>
      <text:p text:style-name="P63">2_SRP</text:p>
      <text:p text:style-name="P57">SRP: The single responsibility principle</text:p>
      <text:p text:style-name="P46">class have two responsibilities, there will be more than one reason for it to change</text:p>
      <text:p text:style-name="P46">coupling leads to the unexpected break</text:p>
      <text:p text:style-name="P47">ex: Rectangle class has to draw and calculate the area (two responsibilities)</text:p>
      <text:p text:style-name="P47">more linked libraries, memory footpring, it may be forced do be rebuilt by GUI</text:p>
      <text:p text:style-name="P47"/>
      <text:p text:style-name="P47">separate those two responsibilities into different classes</text:p>
      <text:p text:style-name="P47"/>
      <text:p text:style-name="P58">Responsibility - <text:span text:style-name="T2">„a reason to change”</text:span></text:p>
      <text:p text:style-name="P48">if you think of more than one motive for changing a class, then it has two responsibilities</text:p>
      <text:p text:style-name="P59"><draw:frame draw:style-name="fr3" draw:name="Image2" text:anchor-type="char" svg:x="0.0035in" svg:y="0.1272in" svg:width="2.7472in" svg:height="0.9508in" draw:z-index="7"><draw:image xlink:href="Pictures/10000001000001A300000091F2460EEA.png" xlink:type="simple" xlink:show="embed" xlink:actuate="onLoad" draw:mime-type="image/png"/></draw:frame></text:p>
      <text:p text:style-name="P48"><text:tab/>this class has two reasons to change</text:p>
      <text:p text:style-name="P48"><text:tab/>-communication data</text:p>
      <text:p text:style-name="P48"><text:tab/>-connection</text:p>
      <text:p text:style-name="P48"><text:tab/>they’ll change for different reasons</text:p>
      <text:p text:style-name="P48"/>
      <text:p text:style-name="P48"/>
      <text:p text:style-name="P48"><draw:frame draw:style-name="fr1" draw:name="Image3" text:anchor-type="char" svg:x="0.0291in" svg:y="0.0398in" svg:width="2.7465in" svg:height="1.872in" draw:z-index="8"><draw:image xlink:href="Pictures/100000010000019200000112FBE8A0C7.png" xlink:type="simple" xlink:show="embed" xlink:actuate="onLoad" draw:mime-type="image/png"/></draw:frame></text:p>
      <text:p text:style-name="P48"/>
      <text:p text:style-name="P64">2_<text:span text:style-name="T32">OCP</text:span></text:p>
      <text:p text:style-name="P70">The Open-Closed Principle</text:p>
      <text:p text:style-name="P65">Design modules that never change</text:p>
      <text:p text:style-name="P65">Open for extension, closed for modification</text:p>
      <text:p text:style-name="P65"/>
      <text:p text:style-name="P65">many <text:span text:style-name="T1">heuristics</text:span></text:p>
      <text:p text:style-name="P66">Make member <text:span text:style-name="T22">variables private</text:span></text:p>
      <text:p text:style-name="P66">any other class, including subclasses, are closed against changes to those variables (<text:span text:style-name="T22">encapsulation</text:span>)</text:p>
      <text:p text:style-name="P66"/>
      <text:p text:style-name="P71">no global variables</text:p>
      <text:p text:style-name="P66">never closes, everyone can change it and violate class work</text:p>
      <text:p text:style-name="P66"/>
      <text:p text:style-name="P71">RTTI is Dangerous</text:p>
      <text:p text:style-name="P66">run time type identification</text:p>
      <text:p text:style-name="P66">General rule: if a use of RTTI does not violate the open-closed princple it is safe</text:p>
      <text:p text:style-name="P66"/>
      <text:p text:style-name="P69">2.09.2024</text:p>
      <text:p text:style-name="P67">Rigidity – simple changes causes a lot of changes, programmers don’t dare to make non-critical changes</text:p>
      <text:p text:style-name="P67">Fragility – there was a problem, fixed, new problem</text:p>
      <text:p text:style-name="P67"/>
      <text:p text:style-name="P67">Immobility – a component can be reused but not easily</text:p>
      <text:p text:style-name="P67">Viscosity – more than one way to solve a problem</text:p>
      <text:p text:style-name="P67"/>
      <text:p text:style-name="P68">Needless complexity – if you are thinking too far in the future</text:p>
      <text:p text:style-name="P68">Needless repetitions – copy-paste</text:p>
      <text:p text:style-name="P72"/>
      <text:p text:style-name="P72">Opacity – over time <text:span text:style-name="T33">code</text:span> is harder to maintain and <text:span text:style-name="T33">catch up with what’s going on</text:span></text:p>
      <text:p text:style-name="P72"/>
      <text:p text:style-name="P94">Single responsibility responsibility</text:p>
      <text:p text:style-name="P73">one reason to change (method, class)</text:p>
      <text:p text:style-name="P74">easier for testing by this approach</text:p>
      <text:p text:style-name="P95"><text:span text:style-name="T2"/></text:p>
      <text:p text:style-name="P92">05.09</text:p>
      <text:p text:style-name="P75">Open-closed principle</text:p>
      <text:p text:style-name="P75">make changes without changing things</text:p>
      <text:p text:style-name="P97"/>
      <text:p text:style-name="P96">SOLID</text:p>
      <text:p text:style-name="P96">S<text:span text:style-name="T2"> – Single responsible principle</text:span></text:p>
      <text:p text:style-name="P96">O<text:span text:style-name="T2"> – Open-closed principle</text:span></text:p>
      <text:p text:style-name="P96"><text:span text:style-name="T2"/></text:p>
      <text:p text:style-name="P108"><text:span text:style-name="T2">07.09 3_</text:span><text:span text:style-name="T7">lsp</text:span></text:p>
      <text:p text:style-name="P79">Liskov substitution principle</text:p>
      <text:p text:style-name="P98"><text:span text:style-name="T2"/></text:p>
      <text:p text:style-name="P80">The principle says, that function which uses pointers/ref. to the base class must be able to use objects ­of derived classes without knowing it.</text:p>
      <text:p text:style-name="P99"><text:span text:style-name="T2"/></text:p>
      <text:p text:style-name="P80">Basically it violates OCP, function/class which uses reference must know about all derivatives of the base class to use them.</text:p>
      <text:p text:style-name="P80">It must be modified whenever a new derivative (of the base class) is created</text:p>
      <text:p text:style-name="P99"><text:span text:style-name="T2"/></text:p>
      <text:p text:style-name="P100"><text:span text:style-name="T9">T</text:span><text:span text:style-name="T2">he client expects that all derivatives must conform to the behaviour</text:span><text:span text:style-name="T8"> of the base class</text:span></text:p>
      <text:p text:style-name="P100"><text:span text:style-name="T8">,</text:span><text:span text:style-name="T9"> so he doesn’t need to check the type (this would violate the OCP)</text:span></text:p>
      <text:p text:style-name="P100"><text:span text:style-name="T8"/></text:p>
      <text:p text:style-name="P109"><text:span text:style-name="T8">07.09 3_</text:span><text:span text:style-name="T9">dip</text:span></text:p>
      <text:p text:style-name="P101"><text:span text:style-name="T8">D</text:span><text:span text:style-name="T2">ependency Inversion Principle</text:span></text:p>
      <text:p text:style-name="P101"><text:span text:style-name="T2"/></text:p>
      <text:p text:style-name="P81">The cause of Bad designing</text:p>
      <text:p text:style-name="P101">1. <text:span text:style-name="T2">rigidity – single change → cascade changes.</text:span></text:p>
      <text:p text:style-name="P81">Cost and size of change is unpredictable? Officialy rigid</text:p>
      <text:p text:style-name="P101">2.<text:span text:style-name="T2"> fragility – single change → many problems</text:span></text:p>
      <text:p text:style-name="P81">can’t predict the quality of product, simple changes → failures in other parts → fixing? → more problems</text:p>
      <text:p text:style-name="P101">3.<text:span text:style-name="T2"> immobility – desirable parts of the design are dependent upon not desired details</text:span></text:p>
      <text:p text:style-name="P81">not possible to reuse the design</text:p>
      <text:p text:style-name="P101"><text:span text:style-name="T2"/></text:p>
      <text:p text:style-name="P102">Dependency inversion</text:p>
      <text:p text:style-name="P111">no inversion:</text:p>
      <text:p text:style-name="P76">module containing the high level policy is dependent upon the low level detailed modules.</text:p>
      <text:p text:style-name="P76">Thus it’s not reusable</text:p>
      <text:p text:style-name="P76"><text:span text:style-name="T22">inversion</text:span>:</text:p>
      <text:p text:style-name="P76">dependencies are inverted if higher and lower level modules depend upon <text:span text:style-name="T34">an</text:span> abstraction</text:p>
      <text:p text:style-name="P76"/>
      <text:p text:style-name="P102">Dependency inversion principle</text:p>
      <text:p text:style-name="P76">1. High level modules should not depend upon low level modules, both should depend upon abstractions</text:p>
      <text:p text:style-name="P76">2. Abstractions should not depend upon details. Details should depend upon abstractions.</text:p>
      <text:p text:style-name="P76"/>
      <text:p text:style-name="P103">Layering</text:p>
      <text:p text:style-name="P77">All well structured OO acrchitectures have clearly-defined layers</text:p>
      <text:p text:style-name="P77">naive layers are:</text:p>
      <text:p text:style-name="P77"><draw:frame draw:style-name="fr3" draw:name="Image4" text:anchor-type="char" svg:x="0.0055in" svg:y="0.1201in" svg:width="2.5445in" svg:height="1.5055in" draw:z-index="9"><draw:image xlink:href="Pictures/10000001000001E00000011C5786E13E.png" xlink:type="simple" xlink:show="embed" xlink:actuate="onLoad" draw:mime-type="image/png"/></draw:frame></text:p>
      <text:p text:style-name="P77"><text:tab/>You can clearly see, that Policy layer uses Mechanism layer, </text:p>
      <text:p text:style-name="P77"><text:tab/>so it is sensitive to all changes, further, it is sensitive all the </text:p>
      <text:p text:style-name="P77"><text:tab/>way to the Utility layer changes</text:p>
      <text:p text:style-name="P77"/>
      <text:p text:style-name="P77"/>
      <text:p text:style-name="P77"/>
      <text:p text:style-name="P77"/>
      <text:p text:style-name="P77"/>
      <text:p text:style-name="P77"/>
      <text:p text:style-name="P77">better layers:</text:p>
      <text:p text:style-name="P77"><draw:frame draw:style-name="fr3" draw:name="Image5" text:anchor-type="char" svg:x="0.0398in" svg:y="0.1193in" svg:width="2.4618in" svg:height="1.9701in" draw:z-index="10"><draw:image xlink:href="Pictures/1000000100000227000001B9FDE804B7.png" xlink:type="simple" xlink:show="embed" xlink:actuate="onLoad" draw:mime-type="image/png"/></draw:frame></text:p>
      <text:p text:style-name="P77"><text:tab/>This approach <text:s/>is better, each lower layer are </text:p>
      <text:p text:style-name="P77"><text:tab/>represented by an abstract class. Higher level classes uses </text:p>
      <text:p text:style-name="P77"><text:tab/>lower level classes through an abstract interface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Conclusion</text:p>
      <text:p text:style-name="P78">Modules that encapsulate high level policy should not depend upon modules that implement details.</text:p>
      <text:p text:style-name="P78">Rather, both kind of modules should depend upon abstraction</text:p>
      <text:p text:style-name="P110"><text:span text:style-name="T8">07.09 3_</text:span><text:span text:style-name="T10">isp</text:span></text:p>
      <text:p text:style-name="P82">Interface Segregation Principle</text:p>
      <text:p text:style-name="P104"><text:span text:style-name="T2"/></text:p>
      <text:p text:style-name="P78">the interface of the class can be broken up into groups of member (virtual) functions. Each group serves a different set of clients.</text:p>
      <text:p text:style-name="P105"><draw:frame draw:style-name="fr2" draw:name="Image6" text:anchor-type="char" svg:x="0.0236in" svg:y="0.1689in" svg:width="2.9402in" svg:height="0.9189in" draw:z-index="11"><draw:image xlink:href="Pictures/10000001000001CA000000930D8DF90D.png" xlink:type="simple" xlink:show="embed" xlink:actuate="onLoad" draw:mime-type="image/png"/></draw:frame><text:span text:style-name="T2"/></text:p>
      <text:p text:style-name="P78"><text:tab/>= 0 means for functions means that class is abstract.</text:p>
      <text:p text:style-name="P78"><text:tab/>Clients that use object that conform to the Door </text:p>
      <text:p text:style-name="P78"><text:tab/>interface don’t have to depend upon implementation</text:p>
      <text:p text:style-name="P78"><text:tab/></text:p>
      <text:p text:style-name="P105"><text:span text:style-name="T2"/></text:p>
      <text:p text:style-name="P105"><text:span text:style-name="T2"/></text:p>
      <text:p text:style-name="P105"><text:span text:style-name="T2"/></text:p>
      <text:p text:style-name="P106">Interface pollution</text:p>
      <text:p text:style-name="P83">one interface is forced to know about other interface which it doesn’t require</text:p>
      <text:p text:style-name="P83"/>
      <text:p text:style-name="P93"><text:s/>12.08 </text:p>
      <text:p text:style-name="P84">lsp</text:p>
      <text:p text:style-name="P84"/>
      <text:p text:style-name="P85">“Routine declaration of a derivative may only replace original precondition with one <text:span text:style-name="T22">equal or weaker</text:span> and the original postcondition with one <text:span text:style-name="T22">equal or stronger</text:span>”</text:p>
      <text:p text:style-name="P85"/>
      <text:p text:style-name="P86">when you are doing subclass thin: IS-<text:span text:style-name="T35">SUBSTIUATABLE</text:span>-FOR instead of IS-A</text:p>
      <text:p text:style-name="P86"/>
      <text:p text:style-name="P112">CUPID</text:p>
      <text:p text:style-name="P87"><text:span text:style-name="T1">C</text:span>omposable</text:p>
      <text:p text:style-name="P87"><text:span text:style-name="T1">U</text:span>nix philosophy<text:tab/><text:span text:style-name="T36">ls -a <text:s/>| <text:s/>grep – </text:span><text:span text:style-name="T37">not intended, but can be combined</text:span></text:p>
      <text:p text:style-name="P88"><text:span text:style-name="T1">P</text:span>redictable</text:p>
      <text:p text:style-name="P89"><text:span text:style-name="T1">I</text:span>diomatic<text:tab/><text:tab/></text:p>
      <text:p text:style-name="P90"><text:span text:style-name="T1">D</text:span>omain-Based</text:p>
      <text:p text:style-name="P90"/>
      <text:p text:style-name="P90"/>
      <text:p text:style-name="P107">once again</text:p>
      <text:p text:style-name="P91">SOLID</text:p>
      <text:p text:style-name="P91">S: SRP – each class/module single responsibility</text:p>
      <text:p text:style-name="P91">O: OCP – extendable without modification</text:p>
      <text:p text:style-name="P91">L: LSP – any client of a class should be able to use subclasses without problem</text:p>
      <text:p text:style-name="P91">I : ISP – user <text:s/>not depended on methods which doesn’t use</text:p>
      <text:p text:style-name="P91">D: DIP – high-level not depended on low-level. Details should depend on abstraction</text:p>
      <text:p text:style-name="P91"/>
      <text:p text:style-name="P91"/>
      <text:p text:style-name="P119">16.09</text:p>
      <text:p text:style-name="P114">the architecture is a compromise between user, business, system</text:p>
      <text:p text:style-name="P114"/>
      <text:p text:style-name="P114">Structure</text:p>
      <text:p text:style-name="P114">one project can call data from other but cannot see their interfaces</text:p>
      <text:p text:style-name="P114"/>
      <text:p text:style-name="P115">Architecture</text:p>
      <text:p text:style-name="P115">“Everything should be made <text:span text:style-name="T22">as simple as possible</text:span>, <text:span text:style-name="T22">but not simpler</text:span>”</text:p>
      <text:p text:style-name="P115"/>
      <text:p text:style-name="P115">an architecture is a aset of models, and model has 3 characteristics:</text:p>
      <text:p text:style-name="P115">-must be based on a system</text:p>
      <text:p text:style-name="P115">-must reflect a relevant subset of the system’s properties (as simple as possible…)</text:p>
      <text:p text:style-name="P115">-can be used to think about the system in a limited cotext (...but nt simpler)</text:p>
      <text:p text:style-name="P115"/>
      <text:p text:style-name="P115"/>
      <text:p text:style-name="P116">RUP – <text:span text:style-name="T38">Rational Unified Process</text:span></text:p>
      <text:p text:style-name="P116"><draw:frame draw:style-name="fr1" draw:name="Image7" text:anchor-type="char" svg:x="0in" svg:y="0.1591in" svg:width="6.6929in" svg:height="4.272in" draw:z-index="12"><draw:image xlink:href="Pictures/1000000100000423000002A478E8C875.png" xlink:type="simple" xlink:show="embed" xlink:actuate="onLoad" draw:mime-type="image/png"/></draw:frame></text:p>
      <text:p text:style-name="P115"/>
      <text:p text:style-name="P120"/>
      <text:p text:style-name="P121"/>
      <text:p text:style-name="P122">Key Scenarios</text:p>
      <text:p text:style-name="P117">exam</text:p>
      <text:p text:style-name="P117">ex.: “All Danish students should be able to upload a .pdf file for their exam every half a year between 12-13”</text:p>
      <text:p text:style-name="P117"/>
      <text:p text:style-name="P117">think of:</text:p>
      <text:p text:style-name="P117">critical functionality (and requirements), </text:p>
      <text:p text:style-name="P117">critical non-functional requirements,</text:p>
      <text:p text:style-name="P118">exploration (unknown areas) – videos for milions of people at the same time</text:p>
      <text:p text:style-name="P118">risk mitigation - </text:p>
      <text:p text:style-name="P118"/>
      <text:p text:style-name="P118">look for functional requirements from intersected sectors of user, business and system’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2:37:25.429236013</meta:creation-date>
    <meta:generator>LibreOffice/24.2.6.2$Linux_X86_64 LibreOffice_project/420$Build-2</meta:generator>
    <dc:date>2024-09-16T13:52:27.553034058</dc:date>
    <meta:editing-duration>PT6H13M19S</meta:editing-duration>
    <meta:editing-cycles>104</meta:editing-cycles>
    <meta:document-statistic meta:table-count="0" meta:image-count="7" meta:object-count="0" meta:page-count="9" meta:paragraph-count="237" meta:word-count="1642" meta:character-count="10429" meta:non-whitespace-character-count="8951"/>
  </office:meta>
</office:document-meta>
</file>